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P1" style:family="paragraph" style:parent-style-name="Heading_20_6" style:list-style-name="">
      <style:paragraph-properties fo:margin-left="0.2165in" fo:margin-right="0in" fo:text-indent="-0.2165in" style:auto-text-indent="false"/>
    </style:style>
    <style:style style:name="P2" style:family="paragraph" style:parent-style-name="Heading_20_6" style:list-style-name="">
      <style:paragraph-properties fo:margin-left="0.2165in" fo:margin-right="0in" fo:text-indent="-0.2165in" style:auto-text-indent="false"/>
      <style:text-properties style:font-name="Times New Roman" fo:font-size="12pt" fo:language="en" fo:country="US" style:font-size-asian="12pt" style:language-asian="en" style:country-asian="US"/>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5" style:family="paragraph" style:parent-style-name="Standard">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6" style:family="paragraph" style:parent-style-name="Standard">
      <style:paragraph-properties fo:margin-left="0.2165in" fo:margin-right="0in" fo:text-indent="-0.2165in" style:auto-text-indent="false"/>
    </style:style>
    <style:style style:name="P7" style:family="paragraph" style:parent-style-name="Standard">
      <style:paragraph-properties fo:margin-left="0.2165in" fo:margin-right="0in" fo:text-indent="-0.2165in" style:auto-text-indent="false"/>
      <style:text-properties style:font-name="Times New Roman" fo:font-size="14pt" fo:language="en" fo:country="US" style:font-size-asian="14pt" style:language-asian="en" style:country-asian="US"/>
    </style:style>
    <style:style style:name="P8" style:family="paragraph" style:parent-style-name="Standard">
      <style:paragraph-properties fo:margin-left="0.2165in" fo:margin-right="0in" fo:text-indent="-0.2165in" style:auto-text-indent="false"/>
      <style:text-properties style:font-name="Times New Roman" fo:font-size="12pt" fo:language="en" fo:country="US" style:font-size-asian="12pt" style:language-asian="en" style:country-asian="US"/>
    </style:style>
    <style:style style:name="P9" style:family="paragraph" style:parent-style-name="Standard">
      <style:paragraph-properties fo:margin-left="0.2165in" fo:margin-right="0in" fo:text-indent="0in" style:auto-text-indent="false"/>
    </style:style>
    <style:style style:name="P10" style:family="paragraph" style:parent-style-name="Heading_20_5" style:list-style-name="">
      <style:paragraph-properties fo:margin-left="0in" fo:margin-right="0in" fo:text-indent="0in" style:auto-text-indent="false"/>
    </style:style>
    <style:style style:name="P11"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0pt" fo:language="en" fo:country="US" fo:font-style="italic" style:font-size-asian="10pt" style:language-asian="en" style:country-asian="US" style:font-style-asian="italic"/>
    </style:style>
    <style:style style:name="T4" style:family="text">
      <style:text-properties style:font-name="Times New Roman" fo:font-size="18pt" fo:language="en" fo:country="US" style:font-size-asian="18pt" style:language-asian="en" style:country-asian="US"/>
    </style:style>
    <style:style style:name="T5" style:family="text">
      <style:text-properties style:font-name="Times New Roman" fo:font-size="6pt" fo:language="en" fo:country="US" style:font-size-asian="6pt" style:language-asian="en" style:country-asian="US"/>
    </style:style>
    <style:style style:name="T6" style:family="text">
      <style:text-properties style:font-name="Times New Roman" fo:font-size="6pt" fo:language="en" fo:country="US" fo:font-weight="bold" style:font-size-asian="6pt" style:language-asian="en" style:country-asian="US" style:font-weight-asian="bold"/>
    </style:style>
    <style:style style:name="T7" style:family="text">
      <style:text-properties style:font-name="Times New Roman" fo:font-size="12pt" fo:language="en" fo:country="US" style:font-size-asian="12pt" style:language-asian="en" style:country-asian="US"/>
    </style:style>
    <style:style style:name="T8"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his material is Open Game Content, and is licensed for public use under the terms of the Open Game License v1.0a.</text:span></text:p>
      <text:p text:style-name="P3"><text:span text:style-name="T4">POWER LIST</text:span></text:p>
      <text:p text:style-name="P4"/>
      <text:p text:style-name="P3"><text:span text:style-name="T1">An </text:span><text:span text:style-name="T8">A</text:span><text:span text:style-name="T5"> </text:span><text:span text:style-name="T1">appearing at the end of a power’s name in the power lists denotes an augmentable power. An </text:span><text:span text:style-name="T8">X</text:span><text:span text:style-name="T5"> </text:span><text:span text:style-name="T1">denotes a power with an XP component paid by the manifester.</text:span></text:p>
      <text:p text:style-name="P3"><text:span text:style-name="T2">Power Chains:</text:span><text:span text:style-name="T1"> Some powers reference other powers that they are based upon. Only information in a power later in the power chain that is different from the base power is covered in the power being described. Header entries and other information that are the same as the base power are not repeated. The same holds true for powers that are the equivalents of spells, only the way the power varies from the spell is noted, such as power point cost.</text:span></text:p>
      <text:p text:style-name="P3"><text:span text:style-name="T2">Order of Presentation:</text:span><text:span text:style-name="T1"> In the power lists and the power descriptions that follow them, the powers are presented in alphabetical order by name—except for those belonging to certain power chains and those that are psionic equivalents of spells</text:span><text:span text:style-name="T3">. </text:span><text:span text:style-name="T1">When a power’s name begins with “lesser,” “greater,” “mass,” or a similar kind of qualifier, the power description is alphabetized under the second word of the power description instead. When the effect of a power is essentially the same as that of a spell, the power’s name is simply “Psionic” followed by the name of the spell, and it is alphabetized according to the spell name.</text:span></text:p>
      <text:p text:style-name="P3"><text:span text:style-name="T2">Manifester Level:</text:span><text:span text:style-name="T1"> A power’s effect often depends on the manifester level, which is the manifester’s psionic class level. A creature with no classes has a manifester level equal to its Hit Dice unless otherwise specified. The word “level” in the power lists always refers to manifester level.</text:span></text:p>
      <text:p text:style-name="P3"><text:span text:style-name="T2">Creatures and Characters:</text:span><text:span text:style-name="T1"> “Creatures” and “characters” are used synonymously in the power descriptions.</text:span></text:p>
      <text:p text:style-name="P3"><text:span text:style-name="T2">Augment:</text:span><text:span text:style-name="T1"> Many powers vary in strength depending on how many power points you put into them. The more power points you spend, the more powerful the manifestation. However, you can spend only a total number of points on a power equal to your manifester level, unless you have an ability that increases your effective manifester level.</text:span></text:p>
      <text:p text:style-name="P3"><text:span text:style-name="T1">Many powers can be augmented in more than one way. When the Augment section contains numbered paragraphs, you need to spend power points separately for each of the numbered options. When a paragraph in the Augment section begins with “In addition,” you gain the indicated benefit according to how many power points you have already decided to spend on manifesting the power.</text:span></text:p>
      <text:p text:style-name="P5"/>
      <text:p text:style-name="P3"><text:span text:style-name="T4">PSION/WILDER POWERS</text:span></text:p>
      <text:h text:style-name="P10" text:outline-level="5"><text:span text:style-name="T7">1ST-LEVEL PSION/WILDER POWERS</text:span></text:h>
      <text:p text:style-name="P3"><text:span text:style-name="T2">Astral Traveler: </text:span><text:span text:style-name="T1">Enable yourself or another to join an </text:span><text:span text:style-name="T3">astral caravan</text:span><text:span text:style-name="T1">-enabled trip.</text:span></text:p>
      <text:p text:style-name="P3"><text:span text:style-name="T2">Attraction</text:span><text:span text:style-name="T8">A</text:span><text:span text:style-name="T2">: </text:span><text:span text:style-name="T1">Subject has an attraction you specify.</text:span></text:p>
      <text:p text:style-name="P3"><text:span text:style-name="T2">Bolt</text:span><text:span text:style-name="T8">A</text:span><text:span text:style-name="T2">: </text:span><text:span text:style-name="T1">You create a few enhanced short-lived bolts, arrows, or bullets.</text:span></text:p>
      <text:p text:style-name="P3"><text:span text:style-name="T2">Call to Mind: </text:span><text:span text:style-name="T1">Gain additional Knowledge check with +4 competence bonus.</text:span></text:p>
      <text:p text:style-name="P3"><text:span text:style-name="T2">Catfall</text:span><text:span text:style-name="T8">A</text:span><text:span text:style-name="T2">: </text:span><text:span text:style-name="T1">Instantly save yourself from a fall.</text:span></text:p>
      <text:p text:style-name="P3"><text:span text:style-name="T2">Conceal Thoughts: </text:span><text:span text:style-name="T1">You conceal your motives.</text:span></text:p>
      <text:p text:style-name="P3"><text:span text:style-name="T2">Control Flames</text:span><text:span text:style-name="T8">A</text:span><text:span text:style-name="T2">: </text:span><text:span text:style-name="T1">Take control of nearby open flame.</text:span></text:p>
      <text:p text:style-name="P3"><text:soft-page-break/><text:span text:style-name="T2">Control Light: </text:span><text:span text:style-name="T1">Adjust ambient light levels.</text:span></text:p>
      <text:p text:style-name="P3"><text:span text:style-name="T2">Create Sound: </text:span><text:span text:style-name="T1">Create the sound you desire.</text:span></text:p>
      <text:p text:style-name="P3"><text:span text:style-name="T2">Crystal Shard</text:span><text:span text:style-name="T8">A</text:span><text:span text:style-name="T2">: </text:span><text:span text:style-name="T1">Ranged touch attack for 1d6 points of piercing damage.</text:span></text:p>
      <text:p text:style-name="P3"><text:span text:style-name="T2">Daze, Psionic</text:span><text:span text:style-name="T8">A</text:span><text:span text:style-name="T2">: </text:span><text:span text:style-name="T1">Humanoid creature of 4 HD or less loses next action.</text:span></text:p>
      <text:p text:style-name="P3"><text:span text:style-name="T2">Deceleration</text:span><text:span text:style-name="T8">A</text:span><text:span text:style-name="T2">: </text:span><text:span text:style-name="T1">Target’s speed is halved.</text:span></text:p>
      <text:p text:style-name="P3"><text:span text:style-name="T2">Déjà Vu</text:span><text:span text:style-name="T8">A</text:span><text:span text:style-name="T2">: </text:span><text:span text:style-name="T1">Your target repeats his last action.</text:span></text:p>
      <text:p text:style-name="P3"><text:span text:style-name="T2">Demoralize</text:span><text:span text:style-name="T8">A</text:span><text:span text:style-name="T2">: </text:span><text:span text:style-name="T1">Enemies become shaken.</text:span></text:p>
      <text:p text:style-name="P3"><text:span text:style-name="T2">Detect Psionics: </text:span><text:span text:style-name="T1">You detect the presence of psionics.</text:span></text:p>
      <text:p text:style-name="P3"><text:span text:style-name="T2">Disable</text:span><text:span text:style-name="T8">A</text:span><text:span text:style-name="T2">: </text:span><text:span text:style-name="T1">Subjects incorrectly believe they are disabled.</text:span></text:p>
      <text:p text:style-name="P3"><text:span text:style-name="T2">Dissipating Touch</text:span><text:span text:style-name="T8">A</text:span><text:span text:style-name="T2">: </text:span><text:span text:style-name="T1">Touch deals 1d6 damage.</text:span></text:p>
      <text:p text:style-name="P3"><text:span text:style-name="T2">Distract: </text:span><text:span text:style-name="T1">Target gets –4 bonus on Listen, Search, Sense Motive, and Spot checks.</text:span></text:p>
      <text:p text:style-name="P3"><text:span text:style-name="T2">Ecto Protection</text:span><text:span text:style-name="T8">A</text:span><text:span text:style-name="T2">: </text:span><text:span text:style-name="T1">An astral construct gains bonus against </text:span><text:span text:style-name="T3">dismiss ectoplasm</text:span><text:span text:style-name="T1">.</text:span></text:p>
      <text:p text:style-name="P3"><text:span text:style-name="T2">Empathy</text:span><text:span text:style-name="T8">A</text:span><text:span text:style-name="T2">: </text:span><text:span text:style-name="T1">You know the subject’s surface emotions.</text:span></text:p>
      <text:p text:style-name="P3"><text:span text:style-name="T2">Empty Mind</text:span><text:span text:style-name="T8">A</text:span><text:span text:style-name="T2">: </text:span><text:span text:style-name="T1">You gain +2 on Will saves until your next action.</text:span></text:p>
      <text:p text:style-name="P3"><text:span text:style-name="T2">Energy Ray</text:span><text:span text:style-name="T8">A</text:span><text:span text:style-name="T2">: </text:span><text:span text:style-name="T1">Deal 1d6 energy (cold, electricity, fire, or sonic) damage.</text:span></text:p>
      <text:p text:style-name="P3"><text:span text:style-name="T2">Entangling Ectoplasm: </text:span><text:span text:style-name="T1">You entangle a foe in sticky goo. </text:span></text:p>
      <text:p text:style-name="P3"><text:span text:style-name="T2">Far Hand</text:span><text:span text:style-name="T8">A</text:span><text:span text:style-name="T2">: </text:span><text:span text:style-name="T1">Move small objects at a limited distance. </text:span></text:p>
      <text:p text:style-name="P3"><text:span text:style-name="T2">Float</text:span><text:span text:style-name="T8">A</text:span><text:span text:style-name="T2">: </text:span><text:span text:style-name="T1">You buoy yourself in water or other liquid.</text:span></text:p>
      <text:p text:style-name="P3"><text:span text:style-name="T2">Force Screen</text:span><text:span text:style-name="T8">A</text:span><text:span text:style-name="T2">: </text:span><text:span text:style-name="T1">Invisible disc provides +4 shield bonus to AC.</text:span></text:p>
      <text:p text:style-name="P3"><text:span text:style-name="T2">Grease, Psionic: </text:span><text:span text:style-name="T1">Makes 10-ft. square or one object slippery.</text:span></text:p>
      <text:p text:style-name="P3"><text:span text:style-name="T2">Hammer</text:span><text:span text:style-name="T8">A</text:span><text:span text:style-name="T2">: </text:span><text:span text:style-name="T1">Melee touch attack deals 1d8/round.</text:span></text:p>
      <text:p text:style-name="P3"><text:soft-page-break/><text:span text:style-name="T2">Inertial Armor</text:span><text:span text:style-name="T8">A</text:span><text:span text:style-name="T2">: </text:span><text:span text:style-name="T1">Tangible field of force provides you with +4 armor bonus to AC.</text:span></text:p>
      <text:p text:style-name="P3"><text:span text:style-name="T2">Know Direction and Location: </text:span><text:span text:style-name="T1">You discover where you are and what direction you face.</text:span></text:p>
      <text:p text:style-name="P3"><text:span text:style-name="T2">Matter Agitation: </text:span><text:span text:style-name="T1">You heat a creature or object.</text:span></text:p>
      <text:p text:style-name="P3"><text:span text:style-name="T2">Mind Thrust</text:span><text:span text:style-name="T8">A</text:span><text:span text:style-name="T2">: </text:span><text:span text:style-name="T1">Deal 1d10 damage.</text:span></text:p>
      <text:p text:style-name="P3"><text:span text:style-name="T2">Missive</text:span><text:span text:style-name="T8">A</text:span><text:span text:style-name="T2">: </text:span><text:span text:style-name="T1">Send a one-way telepathic message to subject.</text:span></text:p>
      <text:p text:style-name="P3"><text:span text:style-name="T2">My Light</text:span><text:span text:style-name="T8">A</text:span><text:span text:style-name="T2">: </text:span><text:span text:style-name="T1">Your eyes emit 20-ft. cone of light.</text:span></text:p>
      <text:p text:style-name="P3"><text:span text:style-name="T2">Precognition, Defensive</text:span><text:span text:style-name="T8">A</text:span><text:span text:style-name="T2">: </text:span><text:span text:style-name="T1">Gain +1 insight bonus to AC and saving throws.</text:span></text:p>
      <text:p text:style-name="P3"><text:span text:style-name="T2">Precognitionion, Offensive</text:span><text:span text:style-name="T8">A</text:span><text:span text:style-name="T2">: </text:span><text:span text:style-name="T1">Gain +1 insight bonus on your attack rolls.</text:span></text:p>
      <text:p text:style-name="P3"><text:span text:style-name="T2">Prescience, Offensive</text:span><text:span text:style-name="T8">A</text:span><text:span text:style-name="T2">: </text:span><text:span text:style-name="T1">Gain +2 insight bonus on your damage rolls.</text:span></text:p>
      <text:p text:style-name="P3"><text:span text:style-name="T2">Sense Link</text:span><text:span text:style-name="T8">A</text:span><text:span text:style-name="T2">: </text:span><text:span text:style-name="T1">You sense what the subject senses (single sense).</text:span></text:p>
      <text:p text:style-name="P3"><text:span text:style-name="T2">Skate: </text:span><text:span text:style-name="T1">Subject slides skillfully along the ground.</text:span></text:p>
      <text:p text:style-name="P3"><text:span text:style-name="T2">Synesthete: </text:span><text:span text:style-name="T1">You receive one kind of sense when another sense is stimulated.</text:span></text:p>
      <text:p text:style-name="P3"><text:span text:style-name="T2">Telempathic Projection: </text:span><text:span text:style-name="T1">Alter the subject’s mood.</text:span></text:p>
      <text:p text:style-name="P3"><text:span text:style-name="T2">Vigor</text:span><text:span text:style-name="T8">A</text:span><text:span text:style-name="T2">: </text:span><text:span text:style-name="T1">Gain 5 temporary hit points.</text:span></text:p>
      <text:h text:style-name="P10" text:outline-level="5"><text:span text:style-name="T7">2ND-LEVEL PSION/WILDER POWERS</text:span></text:h>
      <text:p text:style-name="P3"><text:span text:style-name="T2">Bestow Power</text:span><text:span text:style-name="T8">A</text:span><text:span text:style-name="T2">: </text:span><text:span text:style-name="T1">Subject receives 2 power points.</text:span></text:p>
      <text:p text:style-name="P3"><text:span text:style-name="T2">Biofeedback</text:span><text:span text:style-name="T8">A</text:span><text:span text:style-name="T2">: </text:span><text:span text:style-name="T1">Gain damage reduction 2/–.</text:span></text:p>
      <text:p text:style-name="P3"><text:span text:style-name="T2">Body Equilibrium: </text:span><text:span text:style-name="T1">You can walk on nonsolid surfaces.</text:span></text:p>
      <text:p text:style-name="P3"><text:span text:style-name="T2">Cloud Mind: </text:span><text:span text:style-name="T1">You erase knowledge of your presence from target’s mind.</text:span></text:p>
      <text:p text:style-name="P3"><text:span text:style-name="T2">Concealing Amorpha: </text:span><text:span text:style-name="T1">Quasi-real membrane grants you concealment.</text:span></text:p>
      <text:p text:style-name="P3"><text:span text:style-name="T2">Concussion Blast</text:span><text:span text:style-name="T8">A</text:span><text:span text:style-name="T2">: </text:span><text:span text:style-name="T1">Deal 1d6 force damage to target.</text:span></text:p>
      <text:p text:style-name="P3"><text:soft-page-break/><text:span text:style-name="T2">Control Sound: </text:span><text:span text:style-name="T1">Create very specific sounds.</text:span></text:p>
      <text:p text:style-name="P3"><text:span text:style-name="T2">Detect Hostile Intent: </text:span><text:span text:style-name="T1">You can detect hostile creatures within 30 ft. of you.</text:span></text:p>
      <text:p text:style-name="P3"><text:span text:style-name="T2">Ego Whip</text:span><text:span text:style-name="T8">A</text:span><text:span text:style-name="T2">: </text:span><text:span text:style-name="T1">Deal 1d4 Cha damage and daze for 1 round.</text:span></text:p>
      <text:p text:style-name="P3"><text:span text:style-name="T2">Elfsight: </text:span><text:span text:style-name="T1">Gain low-light vision, +2 bonus on Search and Spot checks, and notice secret doors.</text:span></text:p>
      <text:p text:style-name="P3"><text:span text:style-name="T2">Energy Adaptation, Specified</text:span><text:span text:style-name="T8">A</text:span><text:span text:style-name="T2">: </text:span><text:span text:style-name="T1">Gain resistance 10 against one energy type.</text:span></text:p>
      <text:p text:style-name="P3"><text:span text:style-name="T2">Energy Push</text:span><text:span text:style-name="T8">A</text:span><text:span text:style-name="T2">: </text:span><text:span text:style-name="T1">Deal 2d6 damage and knock subject back.</text:span></text:p>
      <text:p text:style-name="P3"><text:span text:style-name="T2">Energy Stun</text:span><text:span text:style-name="T8">A</text:span><text:span text:style-name="T2">: </text:span><text:span text:style-name="T1">Deal 1d6 damage and stun target if it fails both saves.</text:span></text:p>
      <text:p text:style-name="P3"><text:span text:style-name="T2">Feat Leech</text:span><text:span text:style-name="T8">A</text:span><text:span text:style-name="T2">: </text:span><text:span text:style-name="T1">Borrow another’s psionic or metapsionic feats.</text:span></text:p>
      <text:p text:style-name="P3"><text:span text:style-name="T2">Id Insinuation</text:span><text:span text:style-name="T8">A</text:span><text:span text:style-name="T2">: </text:span><text:span text:style-name="T1">Swift tendrils of thought disrupt and confuse your target.</text:span></text:p>
      <text:p text:style-name="P3"><text:span text:style-name="T2">Identify, Psionic: </text:span><text:span text:style-name="T1">Learn the properties of a psionic item.</text:span></text:p>
      <text:p text:style-name="P3"><text:span text:style-name="T2">Inflict Pain</text:span><text:span text:style-name="T8">A</text:span><text:span text:style-name="T2">: </text:span><text:span text:style-name="T1">Telepathic stab gives your foe –4 on attack rolls, or –2 if he makes the save.</text:span></text:p>
      <text:p text:style-name="P3"><text:span text:style-name="T2">Knock, Psionic: </text:span><text:span text:style-name="T1">Opens locked or psionically sealed door.</text:span></text:p>
      <text:p text:style-name="P3"><text:span text:style-name="T2">Levitate, Psionic: </text:span><text:span text:style-name="T1">You move up and down, forward and back via mental support.</text:span></text:p>
      <text:p text:style-name="P3"><text:span text:style-name="T2">Mental Disruption</text:span><text:span text:style-name="T8">A</text:span><text:span text:style-name="T2">: </text:span><text:span text:style-name="T1">Daze creatures within 10 feet for 1 round.</text:span></text:p>
      <text:p text:style-name="P3"><text:span text:style-name="T2">Missive, Mass</text:span><text:span text:style-name="T8">A</text:span><text:span text:style-name="T2">: </text:span><text:span text:style-name="T1">You send a one-way telepathic message to an area.</text:span></text:p>
      <text:p text:style-name="P3"><text:span text:style-name="T2">Psionic Lock: </text:span><text:span text:style-name="T1">Secure a door, chest, or portal.</text:span></text:p>
      <text:p text:style-name="P3"><text:span text:style-name="T2">Recall Agony</text:span><text:span text:style-name="T8">A</text:span><text:span text:style-name="T2">: </text:span><text:span text:style-name="T1">Foe takes 2d6 damage.</text:span></text:p>
      <text:p text:style-name="P3"><text:span text:style-name="T2">Sense Link, Forced: </text:span><text:span text:style-name="T1">Sense what subject senses.</text:span></text:p>
      <text:p text:style-name="P3"><text:span text:style-name="T2">Share Pain: </text:span><text:span text:style-name="T1">Willing subject takes some of your damage.</text:span></text:p>
      <text:p text:style-name="P3"><text:span text:style-name="T2">Sustenance: </text:span><text:span text:style-name="T1">Go without food and water for one day.</text:span></text:p>
      <text:p text:style-name="P3"><text:span text:style-name="T2">Swarm of Crystals</text:span><text:span text:style-name="T8">A</text:span><text:span text:style-name="T2">: </text:span><text:span text:style-name="T1">Crystal shards are sprayed forth doing 3d4 slashing damage.</text:span></text:p>
      <text:p text:style-name="P3"><text:soft-page-break/><text:span text:style-name="T2">Thought Shield</text:span><text:span text:style-name="T8">A</text:span><text:span text:style-name="T2">: </text:span><text:span text:style-name="T1">Gain PR 13 against mind-affecting powers.</text:span></text:p>
      <text:p text:style-name="P3"><text:span text:style-name="T2">Tongues, Psionic: </text:span><text:span text:style-name="T1">You can communicate with intelligent creatures.</text:span></text:p>
      <text:h text:style-name="P10" text:outline-level="5"><text:span text:style-name="T7">3RD-LEVEL PSION/WILDER POWERS</text:span></text:h>
      <text:p text:style-name="P3"><text:span text:style-name="T2">Body Adjustment</text:span><text:span text:style-name="T8">A</text:span><text:span text:style-name="T2">: </text:span><text:span text:style-name="T1">You heal 1d12 damage.</text:span></text:p>
      <text:p text:style-name="P3"><text:span text:style-name="T2">Body Purification</text:span><text:span text:style-name="T8">A</text:span><text:span text:style-name="T2">: </text:span><text:span text:style-name="T1">You restore 2 points of ability damage.</text:span></text:p>
      <text:p text:style-name="P3"><text:span text:style-name="T2">Danger Sense</text:span><text:span text:style-name="T8">A</text:span><text:span text:style-name="T2">: </text:span><text:span text:style-name="T1">You gain +4 bonus against traps.</text:span></text:p>
      <text:p text:style-name="P3"><text:span text:style-name="T2">Darkvision, Psionic: </text:span><text:span text:style-name="T1">See 60 ft. in total darkness.</text:span></text:p>
      <text:p text:style-name="P3"><text:span text:style-name="T2">Dismiss Ectoplasm: </text:span><text:span text:style-name="T1">Dissipates ectoplasmic targets and effects.</text:span></text:p>
      <text:p text:style-name="P3"><text:span text:style-name="T2">Dispel Psionics</text:span><text:span text:style-name="T8">A</text:span><text:span text:style-name="T2">: </text:span><text:span text:style-name="T1">Cancels psionic powers and effects.</text:span></text:p>
      <text:p text:style-name="P3"><text:span text:style-name="T2">Energy Bolt</text:span><text:span text:style-name="T8">A</text:span><text:span text:style-name="T2">: </text:span><text:span text:style-name="T1">Deal 5d6 energy damage in 120-ft. line.</text:span></text:p>
      <text:p text:style-name="P3"><text:span text:style-name="T2">Energy Burst</text:span><text:span text:style-name="T8">A</text:span><text:span text:style-name="T2">: </text:span><text:span text:style-name="T1">Deal 5d6 energy damage in 40-ft. burst.</text:span></text:p>
      <text:p text:style-name="P3"><text:span text:style-name="T2">Energy Retort</text:span><text:span text:style-name="T8">A</text:span><text:span text:style-name="T2">: </text:span><text:span text:style-name="T1">Ectoburst of energy automatically targets your attacker for 4d6 damage once each round. </text:span></text:p>
      <text:p text:style-name="P3"><text:span text:style-name="T2">Energy Wall: </text:span><text:span text:style-name="T1">Create wall of your chosen energy type.</text:span></text:p>
      <text:p text:style-name="P3"><text:span text:style-name="T2">Eradicate Invisibility</text:span><text:span text:style-name="T8">A</text:span><text:span text:style-name="T2">: </text:span><text:span text:style-name="T1">Negate invisibility in 50-ft. burst.</text:span></text:p>
      <text:p text:style-name="P3"><text:span text:style-name="T2">Keen Edge, Psionic: </text:span><text:span text:style-name="T1">Doubles normal weapon’s threat range.</text:span></text:p>
      <text:p text:style-name="P3"><text:span text:style-name="T2">Mental Barrier</text:span><text:span text:style-name="T8">A</text:span><text:span text:style-name="T2">: </text:span><text:span text:style-name="T1">Gain +4 deflection bonus to AC until your next action.</text:span></text:p>
      <text:p text:style-name="P3"><text:span text:style-name="T2">Mind Trap</text:span><text:span text:style-name="T8">A</text:span><text:span text:style-name="T2">: </text:span><text:span text:style-name="T1">Drain 1d6 power points from anyone who attacks you with a telepathy power.</text:span></text:p>
      <text:p text:style-name="P3"><text:span text:style-name="T2">Psionic Blast: </text:span><text:span text:style-name="T1">Stun creatures in 30-ft. cone for 1 round.</text:span></text:p>
      <text:p text:style-name="P3"><text:span text:style-name="T2">Share Pain, Forced</text:span><text:span text:style-name="T8">A</text:span><text:span text:style-name="T2">: </text:span><text:span text:style-name="T1">Unwilling subject takes some of your damage.</text:span></text:p>
      <text:p text:style-name="P3"><text:span text:style-name="T2">Solicit Psicrystal</text:span><text:span text:style-name="T8">A</text:span><text:span text:style-name="T2">: </text:span><text:span text:style-name="T1">Your psicrystal takes over your concentration power.</text:span></text:p>
      <text:p text:style-name="P3"><text:span text:style-name="T2">Telekinetic Force</text:span><text:span text:style-name="T8">A</text:span><text:span text:style-name="T2">: </text:span><text:span text:style-name="T1">Move an object with the sustained force of your mind.</text:span></text:p>
      <text:p text:style-name="P3"><text:soft-page-break/><text:span text:style-name="T2">Telekinetic Thrust</text:span><text:span text:style-name="T8">A</text:span><text:span text:style-name="T2">: </text:span><text:span text:style-name="T1">Hurl objects with the force of your mind.</text:span></text:p>
      <text:p text:style-name="P3"><text:span text:style-name="T2">Time Hop</text:span><text:span text:style-name="T8">A</text:span><text:span text:style-name="T2">: </text:span><text:span text:style-name="T1">Subject hops forward in time 1 round/level.</text:span></text:p>
      <text:p text:style-name="P3"><text:span text:style-name="T2">Touchsight</text:span><text:span text:style-name="T8">A</text:span><text:span text:style-name="T2">: </text:span><text:span text:style-name="T1">Your telekinetic field tells you where everything is.</text:span></text:p>
      <text:p text:style-name="P3"><text:span text:style-name="T2">Ubiquitous Vision: </text:span><text:span text:style-name="T1">You have all-around vision.</text:span></text:p>
      <text:h text:style-name="P10" text:outline-level="5"><text:span text:style-name="T7">4TH-LEVEL PSION/WILDER POWERS</text:span></text:h>
      <text:p text:style-name="P3"><text:span text:style-name="T2">Aura Sight</text:span><text:span text:style-name="T8">A</text:span><text:span text:style-name="T2">: </text:span><text:span text:style-name="T1">Reveals creatures, objects, powers, or spells of selected alignment axis.</text:span></text:p>
      <text:p text:style-name="P3"><text:span text:style-name="T2">Correspond: </text:span><text:span text:style-name="T1">Hold mental conversation with another creature at any distance.</text:span></text:p>
      <text:p text:style-name="P3"><text:span text:style-name="T2">Death Urge</text:span><text:span text:style-name="T8">A</text:span><text:span text:style-name="T2">: </text:span><text:span text:style-name="T1">Implant a self-destructive compulsion.</text:span></text:p>
      <text:p text:style-name="P3"><text:span text:style-name="T2">Detect Remote Viewing: </text:span><text:span text:style-name="T1">You know when others spy on you remotely.</text:span></text:p>
      <text:p text:style-name="P3"><text:span text:style-name="T2">Dimension Door, Psionic: </text:span><text:span text:style-name="T1">Teleports you short distance.</text:span></text:p>
      <text:p text:style-name="P3"><text:span text:style-name="T2">Divination, Psionic: </text:span><text:span text:style-name="T1">Provides useful advice for specific proposed action.</text:span></text:p>
      <text:p text:style-name="P3"><text:span text:style-name="T2">Empathic Feedback</text:span><text:span text:style-name="T8">A</text:span><text:span text:style-name="T2">: </text:span><text:span text:style-name="T1">When you are hit in melee, your attacker takes damage.</text:span></text:p>
      <text:p text:style-name="P3"><text:span text:style-name="T2">Energy Adaptation</text:span><text:span text:style-name="T8">A</text:span><text:span text:style-name="T2">: </text:span><text:span text:style-name="T1">Your body converts energy to harmless light.</text:span></text:p>
      <text:p text:style-name="P3"><text:span text:style-name="T2">Freedom of Movement, Psionic: </text:span><text:span text:style-name="T1">You cannot be held or otherwise rendered immobile.</text:span></text:p>
      <text:p text:style-name="P3"><text:span text:style-name="T2">Intellect Fortress</text:span><text:span text:style-name="T8">A</text:span><text:span text:style-name="T2">: </text:span><text:span text:style-name="T1">Those inside fortress take only half damage from all powers and psi-like abilities until your next action.</text:span></text:p>
      <text:p text:style-name="P3"><text:span text:style-name="T2">Mindwipe</text:span><text:span text:style-name="T8">A</text:span><text:span text:style-name="T2">: </text:span><text:span text:style-name="T1">Subject’s recent experiences wiped away, bestowing negative levels.</text:span></text:p>
      <text:p text:style-name="P3"><text:span text:style-name="T2">Personality Parasite: </text:span><text:span text:style-name="T1">Subject’s mind calves self-antagonistic splinter personality for 1 round/level.</text:span></text:p>
      <text:p text:style-name="P3"><text:span text:style-name="T2">Power Leech: </text:span><text:span text:style-name="T1">Drain 1d6 power points/round while you maintain concentration; you gain 1/round.</text:span></text:p>
      <text:p text:style-name="P3"><text:span text:style-name="T2">Psychic Reformation</text:span><text:span text:style-name="T8">X</text:span><text:span text:style-name="T2">: </text:span><text:span text:style-name="T1">Subject can choose skills, feats, and powers anew for previous levels.</text:span></text:p>
      <text:p text:style-name="P3"><text:span text:style-name="T2">Telekinetic Maneuver</text:span><text:span text:style-name="T8">A</text:span><text:span text:style-name="T2">: </text:span><text:span text:style-name="T1">Telekinetically bull rush, disarm, grapple, or trip your target.</text:span></text:p>
      <text:p text:style-name="P3"><text:span text:style-name="T2">Trace Teleport</text:span><text:span text:style-name="T8">A</text:span><text:span text:style-name="T2">: </text:span><text:span text:style-name="T1">Learn destination of subject’s </text:span><text:span text:style-name="T3">teleport</text:span><text:span text:style-name="T1">.</text:span></text:p>
      <text:p text:style-name="P3"><text:soft-page-break/><text:span text:style-name="T2">Wall of Ectoplasm: </text:span><text:span text:style-name="T1">You create a protective barrier.</text:span></text:p>
      <text:h text:style-name="P10" text:outline-level="5"><text:span text:style-name="T7">5TH-LEVEL PSION/WILDER POWERS</text:span></text:h>
      <text:p text:style-name="P3"><text:span text:style-name="T2">Adapt Body: </text:span><text:span text:style-name="T1">Your body automatically adapts to hostile environments.</text:span></text:p>
      <text:p text:style-name="P3"><text:span text:style-name="T2">Catapsi</text:span><text:span text:style-name="T8">A</text:span><text:span text:style-name="T2">: </text:span><text:span text:style-name="T1">Psychic static inhibits power manifestation.</text:span></text:p>
      <text:p text:style-name="P3"><text:span text:style-name="T2">Ectoplasmic Shambler: </text:span><text:span text:style-name="T1">Foglike predator deals 1 point of damage/two levels each round to an area.</text:span></text:p>
      <text:p text:style-name="P3"><text:span text:style-name="T2">Incarnate</text:span><text:span text:style-name="T8">X</text:span><text:span text:style-name="T2">: </text:span><text:span text:style-name="T1">Make some powers permanent.</text:span></text:p>
      <text:p text:style-name="P3"><text:span text:style-name="T2">Leech Field</text:span><text:span text:style-name="T8">A</text:span><text:span text:style-name="T2">: </text:span><text:span text:style-name="T1">Leech power points each time you make a saving throw.</text:span></text:p>
      <text:p text:style-name="P3"><text:span text:style-name="T2">Major Creation, Psionic: </text:span><text:span text:style-name="T1">As </text:span><text:span text:style-name="T3">psionic minor creation</text:span><text:span text:style-name="T1">, plus stone and metal.</text:span></text:p>
      <text:p text:style-name="P3"><text:span text:style-name="T2">Plane Shift, Psionic: </text:span><text:span text:style-name="T1">Travel to other planes.</text:span></text:p>
      <text:p text:style-name="P3"><text:span text:style-name="T2">Power Resistance: </text:span><text:span text:style-name="T1">Grant PR equal to 12 + level.</text:span></text:p>
      <text:p text:style-name="P3"><text:span text:style-name="T2">Psychic Crush</text:span><text:span text:style-name="T8">A</text:span><text:span text:style-name="T2">: </text:span><text:span text:style-name="T1">Brutally crush subject’s mental essence, reducing subject to –1 hit points.</text:span></text:p>
      <text:p text:style-name="P3"><text:span text:style-name="T2">Shatter Mind Blank: </text:span><text:span text:style-name="T1">Cancels target’s </text:span><text:span text:style-name="T3">mind blank </text:span><text:span text:style-name="T1">effect.</text:span></text:p>
      <text:p text:style-name="P3"><text:span text:style-name="T2">Tower of Iron Will</text:span><text:span text:style-name="T8">A</text:span><text:span text:style-name="T2">: </text:span><text:span text:style-name="T1">Grant PR 19 against mind-affecting powers to all creatures within 10 ft. until your next turn.</text:span></text:p>
      <text:p text:style-name="P3"><text:span text:style-name="T2">True Seeing, Psionic</text:span><text:span text:style-name="T8">A</text:span><text:span text:style-name="T2">: </text:span><text:span text:style-name="T1">See all things as they really are.</text:span></text:p>
      <text:h text:style-name="P10" text:outline-level="5"><text:span text:style-name="T7">6TH-LEVEL PSION/WILDER POWERS</text:span></text:h>
      <text:p text:style-name="P3"><text:span text:style-name="T2">Aura Alteration</text:span><text:span text:style-name="T8">A</text:span><text:span text:style-name="T2">: </text:span><text:span text:style-name="T1">Repairs psyche or makes subject seem to be something it is not.</text:span></text:p>
      <text:p text:style-name="P3"><text:span text:style-name="T2">Breath of the Black Dragon</text:span><text:span text:style-name="T8">A</text:span><text:span text:style-name="T2">: </text:span><text:span text:style-name="T1">Breathe acid for 11d6 damage.</text:span></text:p>
      <text:p text:style-name="P3"><text:span text:style-name="T2">Cloud Mind, Mass: </text:span><text:span text:style-name="T1">Erase knowledge of your presence from the minds of one creature/level.</text:span></text:p>
      <text:p text:style-name="P3"><text:span text:style-name="T2">Contingency, Psionic</text:span><text:span text:style-name="T8">X</text:span><text:span text:style-name="T2">: </text:span><text:span text:style-name="T1">Sets trigger condition for another power.</text:span></text:p>
      <text:p text:style-name="P3"><text:span text:style-name="T2">Co-opt Concentration: </text:span><text:span text:style-name="T1">Take control of foe’s concentration power.</text:span></text:p>
      <text:p text:style-name="P3"><text:span text:style-name="T2">Disintegrate, Psionic</text:span><text:span text:style-name="T8">A</text:span><text:span text:style-name="T2">: </text:span><text:span text:style-name="T1">Turn one creature or object to dust.</text:span></text:p>
      <text:p text:style-name="P3"><text:soft-page-break/><text:span text:style-name="T2">Fuse Flesh</text:span><text:span text:style-name="T8">A</text:span><text:span text:style-name="T2">: </text:span><text:span text:style-name="T1">Fuse subject’s flesh, creating a helpless mass.</text:span></text:p>
      <text:p text:style-name="P3"><text:span text:style-name="T2">Overland Flight, Psionic: </text:span><text:span text:style-name="T1">You fly at a speed of 40 ft. and can hustle over long distances.</text:span></text:p>
      <text:p text:style-name="P3"><text:span text:style-name="T2">Remote View Trap: </text:span><text:span text:style-name="T1">Deal 8d6 points electricity damage to those who seek to view you at a distance.</text:span></text:p>
      <text:p text:style-name="P3"><text:span text:style-name="T2">Retrieve</text:span><text:span text:style-name="T8">A</text:span><text:span text:style-name="T2">: </text:span><text:span text:style-name="T1">Teleport to your hand an item you can see.</text:span></text:p>
      <text:p text:style-name="P3"><text:span text:style-name="T2">Suspend Life: </text:span><text:span text:style-name="T1">Put yourself in a state akin to suspended animation.</text:span></text:p>
      <text:p text:style-name="P3"><text:span text:style-name="T2">Temporal Acceleration</text:span><text:span text:style-name="T8">A</text:span><text:span text:style-name="T2">: </text:span><text:span text:style-name="T1">Your time frame accelerates for 1 round.</text:span></text:p>
      <text:h text:style-name="P10" text:outline-level="5"><text:span text:style-name="T7">7TH-LEVEL PSION/WILDER POWERS</text:span></text:h>
      <text:p text:style-name="P3"><text:span text:style-name="T2">Decerebrate: </text:span><text:span text:style-name="T1">Remove portion of subject’s brain stem.</text:span></text:p>
      <text:p text:style-name="P3"><text:span text:style-name="T2">Divert Teleport: </text:span><text:span text:style-name="T1">Choose destination for another’s </text:span><text:span text:style-name="T3">teleport</text:span><text:span text:style-name="T1">.</text:span></text:p>
      <text:p text:style-name="P3"><text:span text:style-name="T2">Energy Conversion: </text:span><text:span text:style-name="T1">Offensively channel energy you’ve absorbed.</text:span></text:p>
      <text:p text:style-name="P3"><text:span text:style-name="T2">Energy Wave</text:span><text:span text:style-name="T8">A</text:span><text:span text:style-name="T2">: </text:span><text:span text:style-name="T1">Deal 13d4 damage of your chosen energy type in 120-ft. cone.</text:span></text:p>
      <text:p text:style-name="P3"><text:span text:style-name="T2">Evade Burst</text:span><text:span text:style-name="T8">A</text:span><text:span text:style-name="T2">: </text:span><text:span text:style-name="T1">You take no damage from a burst on a successful Reflex save.</text:span></text:p>
      <text:p text:style-name="P3"><text:span text:style-name="T2">Insanity</text:span><text:span text:style-name="T8">A</text:span><text:span text:style-name="T2">: </text:span><text:span text:style-name="T1">Subject is permanently </text:span><text:span text:style-name="T3">confused.</text:span></text:p>
      <text:p text:style-name="P3"><text:span text:style-name="T2">Mind Blank, Personal: </text:span><text:span text:style-name="T1">You are immune to scrying and mental effects.</text:span></text:p>
      <text:p text:style-name="P3"><text:span text:style-name="T2">Moment of Prescience, Psionic: </text:span><text:span text:style-name="T1">You gain insight bonus on single attack roll, check, or save.</text:span></text:p>
      <text:p text:style-name="P3"><text:span text:style-name="T2">Oak Body</text:span><text:span text:style-name="T8">A</text:span><text:span text:style-name="T2">: </text:span><text:span text:style-name="T1">Your body becomes as hard as oak.</text:span></text:p>
      <text:p text:style-name="P3"><text:span text:style-name="T2">Phase Door, Psionic: </text:span><text:span text:style-name="T1">Invisible passage through wood or stone.</text:span></text:p>
      <text:p text:style-name="P3"><text:span text:style-name="T2">Sequester, Psionic</text:span><text:span text:style-name="T8">X</text:span><text:span text:style-name="T2">: </text:span><text:span text:style-name="T1">Subject invisible to sight and remote viewing; renders subject comatose.</text:span></text:p>
      <text:p text:style-name="P3"><text:span text:style-name="T2">Ultrablast</text:span><text:span text:style-name="T8">A</text:span><text:span text:style-name="T2">: </text:span><text:span text:style-name="T1">Deal 13d6 damage in 15-ft. radius.</text:span></text:p>
      <text:h text:style-name="P10" text:outline-level="5"><text:span text:style-name="T7">8TH-LEVEL PSION/WILDER POWERS</text:span></text:h>
      <text:p text:style-name="P3"><text:span text:style-name="T2">Bend Reality</text:span><text:span text:style-name="T8">X</text:span><text:span text:style-name="T2">: </text:span><text:span text:style-name="T1">Alters reality within power limits.</text:span></text:p>
      <text:p text:style-name="P3"><text:soft-page-break/><text:span text:style-name="T2">Iron Body, Psionic: </text:span><text:span text:style-name="T1">Your body becomes living iron.</text:span></text:p>
      <text:p text:style-name="P3"><text:span text:style-name="T2">Matter Manipulation</text:span><text:span text:style-name="T8">X</text:span><text:span text:style-name="T2">: </text:span><text:span text:style-name="T1">Increase or decrease an object’s base hardness by 5.</text:span></text:p>
      <text:p text:style-name="P3"><text:span text:style-name="T2">Mind Blank, Psionic: </text:span><text:span text:style-name="T1">Subject immune to mental/emotional effects, scrying, and remote viewing.</text:span></text:p>
      <text:p text:style-name="P3"><text:span text:style-name="T2">Recall Death: </text:span><text:span text:style-name="T1">Subject dies or takes 5d6 damage.</text:span></text:p>
      <text:p text:style-name="P3"><text:span text:style-name="T2">Shadow Body: </text:span><text:span text:style-name="T1">You become a living shadow (not the creature).</text:span></text:p>
      <text:p text:style-name="P3"><text:span text:style-name="T2">Teleport, Psionic Greater: </text:span><text:span text:style-name="T1">As </text:span><text:span text:style-name="T3">psionic teleport</text:span><text:span text:style-name="T1">, but no range limit and no off-target arrival.</text:span></text:p>
      <text:p text:style-name="P3"><text:span text:style-name="T2">True Metabolism: </text:span><text:span text:style-name="T1">You regenerate 10 hit points/round.</text:span></text:p>
      <text:h text:style-name="P10" text:outline-level="5"><text:span text:style-name="T7">9TH-LEVEL PSION/WILDER POWERS</text:span></text:h>
      <text:p text:style-name="P3"><text:span text:style-name="T2">Affinity Field:</text:span><text:span text:style-name="T1"> Effects that affect you also affect others.</text:span></text:p>
      <text:p text:style-name="P3"><text:span text:style-name="T2">Apopsi</text:span><text:span text:style-name="T8">X</text:span><text:span text:style-name="T2">:</text:span><text:span text:style-name="T1"> You delete target’s psionic powers.</text:span></text:p>
      <text:p text:style-name="P3"><text:span text:style-name="T2">Assimilate:</text:span><text:span text:style-name="T1"> Incorporate creature into your own body.</text:span></text:p>
      <text:p text:style-name="P3"><text:span text:style-name="T2">Etherealness,</text:span><text:span text:style-name="T1"> Psionic: Become ethereal for 1 min./level.</text:span></text:p>
      <text:p text:style-name="P3"><text:span text:style-name="T2">Microcosm</text:span><text:span text:style-name="T8">A</text:span><text:span text:style-name="T2">:</text:span><text:span text:style-name="T1"> Creature or creature lives forevermore in world of his own imagination.</text:span></text:p>
      <text:p text:style-name="P3"><text:span text:style-name="T2">Reality Revision</text:span><text:span text:style-name="T8">X</text:span><text:span text:style-name="T2">:</text:span><text:span text:style-name="T1"> As </text:span><text:span text:style-name="T3">bend reality</text:span><text:span text:style-name="T1">, but fewer limits.</text:span></text:p>
      <text:p text:style-name="P3"><text:span text:style-name="T2">Timeless Body:</text:span><text:span text:style-name="T1"> Ignore all harmful, and helpful, effects for 1 round.</text:span></text:p>
      <text:p text:style-name="P5"/>
      <text:p text:style-name="P3"><text:span text:style-name="T4">PSION DISCIPLINE POWERS</text:span></text:p>
      <text:h text:style-name="P10" text:outline-level="5"><text:span text:style-name="T7">EGOIST (PSYCHOMETABOLISM) DISCIPLINE POWERS</text:span></text:h>
      <text:p text:style-name="P6"><text:span text:style-name="T2">1<text:tab/>Thicken Skin</text:span><text:span text:style-name="T8">A</text:span><text:span text:style-name="T2">: </text:span><text:span text:style-name="T1">Gain +1 enhancement bonus to your AC for 10 min./level.</text:span></text:p>
      <text:p text:style-name="P6"><text:span text:style-name="T2">2<text:tab/>Animal Affinity</text:span><text:span text:style-name="T8">A</text:span><text:span text:style-name="T2">: </text:span><text:span text:style-name="T1">Gain +4 enhancement to one ability.</text:span></text:p>
      <text:p text:style-name="P9"><text:span text:style-name="T2">Chameleon: </text:span><text:span text:style-name="T1">Gain +10 enhancement bonus on Hide checks.</text:span></text:p>
      <text:p text:style-name="P9"><text:soft-page-break/><text:span text:style-name="T2">Empathic Transfer</text:span><text:span text:style-name="T8">A</text:span><text:span text:style-name="T2">: </text:span><text:span text:style-name="T1">Transfer another’s wounds to yourself.</text:span></text:p>
      <text:p text:style-name="P6"><text:span text:style-name="T2">3<text:tab/>Ectoplasmic Form: </text:span><text:span text:style-name="T1">You gain benefits of being insubstantial and can fly slowly.</text:span></text:p>
      <text:p text:style-name="P9"><text:span text:style-name="T2">Hustle: </text:span><text:span text:style-name="T1">Instantly gain a move action. </text:span></text:p>
      <text:p text:style-name="P6"><text:span text:style-name="T2">4<text:tab/>Metamorphosis: </text:span><text:span text:style-name="T1">Assume shape of creature or object.</text:span></text:p>
      <text:p text:style-name="P9"><text:span text:style-name="T2">Psychic Vampire: </text:span><text:span text:style-name="T1">Touch attack drains 2 power points/level from foe.</text:span></text:p>
      <text:p text:style-name="P6"><text:span text:style-name="T2">5<text:tab/>Psionic Revivify</text:span><text:span text:style-name="T8">A</text:span><text:span text:style-name="T6"> </text:span><text:span text:style-name="T8">X</text:span><text:span text:style-name="T1">. Return the dead to life before the psyche leaves the corpse.</text:span><text:span text:style-name="T2"> </text:span></text:p>
      <text:p text:style-name="P9"><text:span text:style-name="T2">Psychofeedback: </text:span><text:span text:style-name="T1">Boost Strength, Dexterity, or Constitution at the expense of one or more other scores.</text:span></text:p>
      <text:p text:style-name="P9"><text:span text:style-name="T2">Restore Extremity: </text:span><text:span text:style-name="T1">Return a lost digit, limb, or other appendage to subject.</text:span></text:p>
      <text:p text:style-name="P6"><text:span text:style-name="T2">6<text:tab/>Restoration, Psionic: </text:span><text:span text:style-name="T1">Restores level and ability score drains.</text:span></text:p>
      <text:p text:style-name="P6"><text:span text:style-name="T2">7<text:tab/>Fission: </text:span><text:span text:style-name="T1">You briefly duplicate yourself.</text:span></text:p>
      <text:p text:style-name="P6"><text:span text:style-name="T2">8<text:tab/>Fusion</text:span><text:span text:style-name="T8">X</text:span><text:span text:style-name="T2">: </text:span><text:span text:style-name="T1">You combine your abilities and form with another.</text:span></text:p>
      <text:p text:style-name="P6"><text:span text:style-name="T2">9<text:tab/>Metamorphosis, Greater</text:span><text:span text:style-name="T8">X</text:span><text:span text:style-name="T2">: </text:span><text:span text:style-name="T1">Assume shape of any nonunique creature or object each round.</text:span></text:p>
      <text:p text:style-name="P7"/>
      <text:h text:style-name="P1" text:outline-level="6"><text:span text:style-name="T7">KINETICIST (PSYCHOKINESIS) DISCIPLINE POWERS</text:span></text:h>
      <text:p text:style-name="P6"><text:span text:style-name="T2">1<text:tab/>Control Object:</text:span><text:span text:style-name="T1"> Telekinetically animate a small object.</text:span></text:p>
      <text:p text:style-name="P6"><text:span text:style-name="T2">2<text:tab/>Control Air</text:span><text:span text:style-name="T8">A</text:span><text:span text:style-name="T2">:</text:span><text:span text:style-name="T1"> You have control over wind speed and direction.</text:span></text:p>
      <text:p text:style-name="P9"><text:span text:style-name="T2">Energy Missile</text:span><text:span text:style-name="T8">A</text:span><text:span text:style-name="T2">:</text:span><text:span text:style-name="T1"> Deal 3d6 energy damage to up to five subjects.</text:span></text:p>
      <text:p text:style-name="P6"><text:span text:style-name="T2">3<text:tab/>Energy Cone</text:span><text:span text:style-name="T8">A</text:span><text:span text:style-name="T2">:</text:span><text:span text:style-name="T1"> Deal 5d6 energy damage in 60-ft. cone.</text:span></text:p>
      <text:p text:style-name="P6"><text:span text:style-name="T2">4<text:tab/>Control Body</text:span><text:span text:style-name="T8">A</text:span><text:span text:style-name="T2">:</text:span><text:span text:style-name="T1"> Take rudimentary control of your foe’s limbs.</text:span></text:p>
      <text:p text:style-name="P9"><text:span text:style-name="T2">Energy Ball</text:span><text:span text:style-name="T8">A</text:span><text:span text:style-name="T2">:</text:span><text:span text:style-name="T1"> Deal 7d6 energy damage in 20-ft. radius.</text:span></text:p>
      <text:p text:style-name="P9"><text:span text:style-name="T2">Inertial Barrier:</text:span><text:span text:style-name="T1"> Gain DR 5/–.</text:span></text:p>
      <text:p text:style-name="P6"><text:soft-page-break/><text:span text:style-name="T2">5<text:tab/>Energy Current</text:span><text:span text:style-name="T8">A</text:span><text:span text:style-name="T2">: </text:span><text:span text:style-name="T1">Deal 9d6 damage to one foe and half to another foe as long as you concentrate.</text:span></text:p>
      <text:p text:style-name="P9"><text:span text:style-name="T2">Fiery Discorporation</text:span><text:span text:style-name="T8">A</text:span><text:span text:style-name="T2">:</text:span><text:span text:style-name="T1"> Cheat death by discorporating into nearby fire for one day.</text:span></text:p>
      <text:p text:style-name="P6"><text:span text:style-name="T2">6<text:tab/>Dispelling Buffer:</text:span><text:span text:style-name="T1"> Subject is buffered from one </text:span><text:span text:style-name="T3">dispel psionics </text:span><text:span text:style-name="T1">effect.</text:span></text:p>
      <text:p text:style-name="P9"><text:span text:style-name="T2">Null Psionics Field:</text:span><text:span text:style-name="T1"> Create a field where psionic power does not function.</text:span></text:p>
      <text:p text:style-name="P6"><text:span text:style-name="T2">7<text:tab/>Reddopsi:</text:span><text:span text:style-name="T1"> Powers targeting you rebound on manifester.</text:span></text:p>
      <text:p text:style-name="P6"><text:span text:style-name="T2">8<text:tab/>Telekinetic Sphere, Psionic:</text:span><text:span text:style-name="T1"> Mobile force globe encapsulates creature and moves it.</text:span></text:p>
      <text:p text:style-name="P6"><text:span text:style-name="T2">9<text:tab/>Tornado Blast</text:span><text:span text:style-name="T8">A</text:span><text:span text:style-name="T2">:</text:span><text:span text:style-name="T1"> Vortex of air subjects your foes to 17d6 damage and moves them.</text:span></text:p>
      <text:h text:style-name="P2" text:outline-level="6"/>
      <text:h text:style-name="P1" text:outline-level="6"><text:span text:style-name="T7">NOMAD (PSYCHOPORTATION) DISCIPLINE POWERS</text:span></text:h>
      <text:p text:style-name="P6"><text:span text:style-name="T2">1<text:tab/>Burst:</text:span><text:span text:style-name="T1"> Gain +10 ft. to speed this round.</text:span></text:p>
      <text:p text:style-name="P9"><text:span text:style-name="T2">Detect Teleportation</text:span><text:span text:style-name="T8">A</text:span><text:span text:style-name="T2">:</text:span><text:span text:style-name="T1"> Know when teleportation powers are used in close range.</text:span></text:p>
      <text:p text:style-name="P6"><text:span text:style-name="T2">2<text:tab/>Dimension Swap</text:span><text:span text:style-name="T8">A</text:span><text:span text:style-name="T2">:</text:span><text:span text:style-name="T1"> You and ally or two allies switch positions.</text:span></text:p>
      <text:p text:style-name="P9"><text:span text:style-name="T2">Levitate, Psionic:</text:span><text:span text:style-name="T1"> Subject moves up and down, forward and back, at your direction.</text:span></text:p>
      <text:p text:style-name="P6"><text:span text:style-name="T2">3<text:tab/>Astral Caravan</text:span><text:span text:style-name="T8">A</text:span><text:span text:style-name="T2">:</text:span><text:span text:style-name="T1"> You lead </text:span><text:span text:style-name="T3">astral traveler</text:span><text:span text:style-name="T1">-enabled group to a planar destination.</text:span></text:p>
      <text:p text:style-name="P6"><text:span text:style-name="T2">4<text:tab/>Dimensional Anchor, Psionic:</text:span><text:span text:style-name="T1"> Bars extra dimensional movement.</text:span></text:p>
      <text:p text:style-name="P9"><text:span text:style-name="T2">Dismissal, Psionic:</text:span><text:span text:style-name="T1"> Forces a creature to return to its native plane.</text:span></text:p>
      <text:p text:style-name="P9"><text:span text:style-name="T2">Fly, Psionic:</text:span><text:span text:style-name="T1"> You fly at a speed of 60 ft.</text:span></text:p>
      <text:p text:style-name="P6"><text:span text:style-name="T2">5<text:tab/>Baleful Teleport</text:span><text:span text:style-name="T8">A</text:span><text:span text:style-name="T2">:</text:span><text:span text:style-name="T1"> Destructive teleport deals 9d6 damage.</text:span></text:p>
      <text:p text:style-name="P9"><text:span text:style-name="T2">Teleport, Psionic:</text:span><text:span text:style-name="T1"> Instantly transports you as far as 100 miles/level.</text:span></text:p>
      <text:p text:style-name="P9"><text:span text:style-name="T2">Teleport Trigger:</text:span><text:span text:style-name="T1"> Predetermined event triggers </text:span><text:span text:style-name="T3">teleport.</text:span></text:p>
      <text:p text:style-name="P6"><text:span text:style-name="T2">6<text:tab/>Banishment, Psionic</text:span><text:span text:style-name="T8">A</text:span><text:span text:style-name="T2">:</text:span><text:span text:style-name="T1"> Banishes extraplanar creatures.</text:span></text:p>
      <text:p text:style-name="P6"><text:soft-page-break/><text:span text:style-name="T2">7<text:tab/>Dream Travel</text:span><text:span text:style-name="T8">A</text:span><text:span text:style-name="T2">:</text:span><text:span text:style-name="T1"> Travel to other places through dreams.</text:span></text:p>
      <text:p text:style-name="P9"><text:span text:style-name="T2">Ethereal Jaunt, Psionic:</text:span><text:span text:style-name="T1"> Become ethereal for 1 round/level.</text:span></text:p>
      <text:p text:style-name="P6"><text:span text:style-name="T2">8<text:tab/>Time Hop, Mass</text:span><text:span text:style-name="T8">A</text:span><text:span text:style-name="T2">:</text:span><text:span text:style-name="T1"> Willing subjects hop forward in time.</text:span></text:p>
      <text:p text:style-name="P6"><text:span text:style-name="T2">9<text:tab/>Teleportation Circle, Psionic:</text:span><text:span text:style-name="T1"> Circle teleports any creatures inside to designated spot.</text:span></text:p>
      <text:p text:style-name="P9"><text:span text:style-name="T1">Time Regression</text:span><text:span text:style-name="T8">X</text:span><text:span text:style-name="T1">: Relive the last round.</text:span></text:p>
      <text:p text:style-name="P8"/>
      <text:p text:style-name="P6"><text:span text:style-name="T7">SEER (CLAIRSENTIENCE) DISCIPLINE POWERS</text:span></text:p>
      <text:p text:style-name="P6"><text:span text:style-name="T2">1<text:tab/>Destiny Dissonance:</text:span><text:span text:style-name="T1"> Your dissonant touch sickens a foe.</text:span></text:p>
      <text:p text:style-name="P9"><text:span text:style-name="T2">Precognition:</text:span><text:span text:style-name="T1"> Gain +2 insight bonus to one roll.</text:span></text:p>
      <text:p text:style-name="P6"><text:span text:style-name="T2">2<text:tab/>Clairvoyant Sense:</text:span><text:span text:style-name="T1"> See and hear a distant location.</text:span></text:p>
      <text:p text:style-name="P9"><text:span text:style-name="T2">Object Reading</text:span><text:span text:style-name="T8">A</text:span><text:span text:style-name="T2">:</text:span><text:span text:style-name="T1"> Learn details about an object’s previous owner.</text:span></text:p>
      <text:p text:style-name="P9"><text:span text:style-name="T2">Sensitivity to Psychic Impressions:</text:span><text:span text:style-name="T1"> You can find out about an area’s past.</text:span></text:p>
      <text:p text:style-name="P6"><text:span text:style-name="T2">3<text:tab/>Escape Detection:</text:span><text:span text:style-name="T1"> You become difficult to detect with clairsentience powers.</text:span></text:p>
      <text:p text:style-name="P9"><text:span text:style-name="T2">Fate Link</text:span><text:span text:style-name="T8">A</text:span><text:span text:style-name="T2">:</text:span><text:span text:style-name="T1"> You link the fates of two targets. </text:span></text:p>
      <text:p text:style-name="P6"><text:span text:style-name="T2">4<text:tab/>Anchored Navigation</text:span><text:span text:style-name="T8">A</text:span><text:span text:style-name="T2">:</text:span><text:span text:style-name="T1"> Establish a mishap-free </text:span><text:span text:style-name="T3">teleport </text:span><text:span text:style-name="T1">beacon.</text:span></text:p>
      <text:p text:style-name="P9"><text:span text:style-name="T2">Remote Viewing</text:span><text:span text:style-name="T8">X</text:span><text:span text:style-name="T2">:</text:span><text:span text:style-name="T1"> See, hear, and potentially interact with subjects at a distance.</text:span></text:p>
      <text:p text:style-name="P6"><text:span text:style-name="T2">5<text:tab/>Clairtangent Hand</text:span><text:span text:style-name="T8">A</text:span><text:span text:style-name="T2">:</text:span><text:span text:style-name="T1"> Emulate </text:span><text:span text:style-name="T3">far hand </text:span><text:span text:style-name="T1">at a distance.</text:span></text:p>
      <text:p text:style-name="P9"><text:span text:style-name="T2">Second Chance</text:span><text:span text:style-name="T8">X</text:span><text:span text:style-name="T2">:</text:span><text:span text:style-name="T1"> Gain a reroll.</text:span></text:p>
      <text:p text:style-name="P6"><text:span text:style-name="T2">6<text:tab/>Precognition, Greater:</text:span><text:span text:style-name="T1"> Gain +4 insight bonus to one roll.</text:span></text:p>
      <text:p text:style-name="P6"><text:span text:style-name="T2">7<text:tab/>Fate of One:</text:span><text:span text:style-name="T1"> Reroll any roll you just failed.</text:span></text:p>
      <text:p text:style-name="P6"><text:span text:style-name="T2">8<text:tab/>Hypercognition:</text:span><text:span text:style-name="T1"> You can deduce almost anything.</text:span></text:p>
      <text:p text:style-name="P6"><text:soft-page-break/><text:span text:style-name="T2">9<text:tab/>Metafaculty</text:span><text:span text:style-name="T8">X</text:span><text:span text:style-name="T2">:</text:span><text:span text:style-name="T1"> You learn details about any one creature.</text:span></text:p>
      <text:p text:style-name="P9"><text:span text:style-name="T2">Reality Revision</text:span><text:span text:style-name="T8">X</text:span><text:span text:style-name="T2">:</text:span><text:span text:style-name="T1"> Break the laws of reality.</text:span></text:p>
      <text:p text:style-name="P8"/>
      <text:p text:style-name="P6"><text:span text:style-name="T7">SHAPER (METACREATIVITY) DISCIPLINE POWERS</text:span></text:p>
      <text:p text:style-name="P6"><text:span text:style-name="T2">1 <text:tab/>Astral Construct</text:span><text:span text:style-name="T8">A</text:span><text:span text:style-name="T2">:</text:span><text:span text:style-name="T1"> Creates astral construct to fight for you.</text:span></text:p>
      <text:p text:style-name="P9"><text:span text:style-name="T2">Minor Creation, Psionic:</text:span><text:span text:style-name="T1"> Creates one cloth or wood object.</text:span></text:p>
      <text:p text:style-name="P6"><text:span text:style-name="T2">2 <text:tab/>Psionic Repair Damage:</text:span><text:span text:style-name="T1"> Repairs construct of 3d8 hit points +1 hp/level.</text:span></text:p>
      <text:p text:style-name="P6"><text:span text:style-name="T2">3 <text:tab/>Concealing Amorpha, Greater:</text:span><text:span text:style-name="T1"> Quasi-real membrane grants you total concealment.</text:span></text:p>
      <text:p text:style-name="P9"><text:span text:style-name="T2">Ectoplasmic Cocoon</text:span><text:span text:style-name="T8">A</text:span><text:span text:style-name="T2">:</text:span><text:span text:style-name="T1"> You encapsulate a foe so it can’t move.</text:span></text:p>
      <text:p text:style-name="P6"><text:span text:style-name="T2">4 <text:tab/>Fabricate, Psionic:</text:span><text:span text:style-name="T1"> Transforms raw goods to finished items.</text:span></text:p>
      <text:p text:style-name="P9"><text:span text:style-name="T2">Quintessence:</text:span><text:span text:style-name="T1"> You collapse a bit of time into a physical substance.</text:span></text:p>
      <text:p text:style-name="P6"><text:span text:style-name="T2">5 <text:tab/>Hail of Crystals</text:span><text:span text:style-name="T8">A</text:span><text:span text:style-name="T1">: A crystal explodes in an area, dealing 9d4 slashing damage.</text:span></text:p>
      <text:p text:style-name="P6"><text:span text:style-name="T2">6 <text:tab/>Crystallize:</text:span><text:span text:style-name="T1"> Turn subject permanently to crystal.</text:span></text:p>
      <text:p text:style-name="P9"><text:span text:style-name="T2">Fabricate, Greater Psionic:</text:span><text:span text:style-name="T1"> Transforms a lot of raw goods to finished items.</text:span></text:p>
      <text:p text:style-name="P6"><text:span text:style-name="T2">7 <text:tab/>Ectoplasmic Cocoon, Mass:</text:span><text:span text:style-name="T1"> You encapsulate all foes in a 20-ft. radius.</text:span></text:p>
      <text:p text:style-name="P6"><text:span text:style-name="T2">8 <text:tab/>Astral Seed:</text:span><text:span text:style-name="T1"> You plant the seed of your rebirth from the Astral Plane.</text:span></text:p>
      <text:p text:style-name="P6"><text:span text:style-name="T2">9 <text:tab/>Genesis</text:span><text:span text:style-name="T8">X</text:span><text:span text:style-name="T2">:</text:span><text:span text:style-name="T1"> You instigate a new demiplane on the Astral Plane.</text:span></text:p>
      <text:p text:style-name="P9"><text:span text:style-name="T2">True Creation</text:span><text:span text:style-name="T8">X</text:span><text:span text:style-name="T2">:</text:span><text:span text:style-name="T1"> As </text:span><text:span text:style-name="T3">psionic major creation</text:span><text:span text:style-name="T1">, except items are completely real.</text:span></text:p>
      <text:p text:style-name="P8"/>
      <text:p text:style-name="P6"><text:span text:style-name="T7">TELEPATH (TELEPATHY) DISCIPLINE POWERS</text:span></text:p>
      <text:p text:style-name="P6"><text:span text:style-name="T2">1 <text:tab/>Charm, Psionic</text:span><text:span text:style-name="T8">A</text:span><text:span text:style-name="T2">:</text:span><text:span text:style-name="T1"> Makes one person your friend.</text:span></text:p>
      <text:p text:style-name="P9"><text:soft-page-break/><text:span text:style-name="T2">Mindlink</text:span><text:span text:style-name="T8">A</text:span><text:span text:style-name="T2">:</text:span><text:span text:style-name="T1"> You forge a limited mental bond with another creature.</text:span></text:p>
      <text:p text:style-name="P6"><text:span text:style-name="T2">2 <text:tab/>Aversion</text:span><text:span text:style-name="T8">A</text:span><text:span text:style-name="T2">:</text:span><text:span text:style-name="T1"> Subject has aversion you specify.</text:span></text:p>
      <text:p text:style-name="P9"><text:span text:style-name="T2">Brain Lock</text:span><text:span text:style-name="T8">A</text:span><text:span text:style-name="T2">:</text:span><text:span text:style-name="T1"> Subject cannot move or take any mental actions.</text:span></text:p>
      <text:p text:style-name="P9"><text:span text:style-name="T2">Read Thoughts:</text:span><text:span text:style-name="T1"> Detect surface thoughts of creatures in range.</text:span></text:p>
      <text:p text:style-name="P9"><text:span text:style-name="T2">Suggestion, Psionic:</text:span><text:span text:style-name="T1"> Compels subject to follow stated course of action.</text:span></text:p>
      <text:p text:style-name="P6"><text:span text:style-name="T2">3 <text:tab/>Crisis of Breath</text:span><text:span text:style-name="T8">A</text:span><text:span text:style-name="T1">: Disrupt subject’s breathing.</text:span></text:p>
      <text:p text:style-name="P9"><text:span text:style-name="T2">Empathic Transfer, Hostile</text:span><text:span text:style-name="T8">A</text:span><text:span text:style-name="T2">:</text:span><text:span text:style-name="T1"> Your touch transfers your hurt to another.</text:span></text:p>
      <text:p text:style-name="P9"><text:span text:style-name="T2">False Sensory Input</text:span><text:span text:style-name="T8">A</text:span><text:span text:style-name="T2">:</text:span><text:span text:style-name="T1"> Subject sees what isn’t there.</text:span></text:p>
      <text:p text:style-name="P6"><text:span text:style-name="T2">4 <text:tab/>Dominate, Psionic</text:span><text:span text:style-name="T8">A</text:span><text:span text:style-name="T2">:</text:span><text:span text:style-name="T1"> Control target telepathically.</text:span></text:p>
      <text:p text:style-name="P9"><text:span text:style-name="T2">Mindlink, Thieving</text:span><text:span text:style-name="T8">A</text:span><text:span text:style-name="T2">:</text:span><text:span text:style-name="T1"> Borrow knowledge of a subject’s power.</text:span></text:p>
      <text:p text:style-name="P9"><text:span text:style-name="T2">Modify Memory, Psionic:</text:span><text:span text:style-name="T1"> Changes 5 minutes of subject’s memories.</text:span></text:p>
      <text:p text:style-name="P9"><text:span text:style-name="T2">Schism:</text:span><text:span text:style-name="T1"> Your partitioned mind can manifest lower level powers.</text:span></text:p>
      <text:p text:style-name="P6"><text:span text:style-name="T2">5<text:tab/>Metaconcert</text:span><text:span text:style-name="T8">A</text:span><text:span text:style-name="T2">:</text:span><text:span text:style-name="T1"> Mental concert of two or more increases the total power of the participants.</text:span></text:p>
      <text:p text:style-name="P9"><text:span text:style-name="T2">Mind Probe:</text:span><text:span text:style-name="T1"> You discover the subject’s secret thoughts.</text:span></text:p>
      <text:p text:style-name="P6"><text:span text:style-name="T2">6 <text:tab/>Mind Switch</text:span><text:span text:style-name="T8">A</text:span><text:span text:style-name="T6">, </text:span><text:span text:style-name="T8">X</text:span><text:span text:style-name="T2">:</text:span><text:span text:style-name="T1"> You switch minds with another.</text:span></text:p>
      <text:p text:style-name="P6"><text:span text:style-name="T2">7 <text:tab/>Crisis of Life</text:span><text:span text:style-name="T8">A</text:span><text:span text:style-name="T1">: Stop subject’s heart.</text:span></text:p>
      <text:p text:style-name="P6"><text:span text:style-name="T2">8 <text:tab/>Mind Seed</text:span><text:span text:style-name="T8">X</text:span><text:span text:style-name="T2">:</text:span><text:span text:style-name="T1"> Subject slowly becomes you.</text:span></text:p>
      <text:p text:style-name="P6"><text:span text:style-name="T2">9 <text:tab/>Mind Switch, True</text:span><text:span text:style-name="T8">X</text:span><text:span text:style-name="T2">:</text:span><text:span text:style-name="T1"> A permanent brain swap.</text:span></text:p>
      <text:p text:style-name="P9"><text:span text:style-name="T2">Psychic Chirurgery</text:span><text:span text:style-name="T8">X</text:span><text:span text:style-name="T2">:</text:span><text:span text:style-name="T1"> You repair psychic damage or impart knowledge of new powers.</text:span></text:p>
      <text:p text:style-name="P5"/>
      <text:p text:style-name="P3"><text:span text:style-name="T4">PSYCHIC WARRIOR POWERS</text:span></text:p>
      <text:h text:style-name="P10" text:outline-level="5"><text:soft-page-break/><text:span text:style-name="T7">1ST-LEVEL PSYCHIC WARRIOR POWERS </text:span></text:h>
      <text:p text:style-name="P3"><text:span text:style-name="T2">Astral Traveler: </text:span><text:span text:style-name="T1">Enable yourself or another to join an </text:span><text:span text:style-name="T3">astral caravan</text:span><text:span text:style-name="T1">-enabled trip.</text:span></text:p>
      <text:p text:style-name="P3"><text:span text:style-name="T2">Biofeedback</text:span><text:span text:style-name="T8">A</text:span><text:span text:style-name="T2">: </text:span><text:span text:style-name="T1">Gain DR 2/–.</text:span></text:p>
      <text:p text:style-name="P3"><text:span text:style-name="T2">Bite of the Wolf: </text:span><text:span text:style-name="T1">Gain bite attack for 1d8 damage.</text:span></text:p>
      <text:p text:style-name="P3"><text:span text:style-name="T2">Burst: </text:span><text:span text:style-name="T1">Gain +10ft. to speed this round.</text:span></text:p>
      <text:p text:style-name="P3"><text:span text:style-name="T2">Call Weaponry</text:span><text:span text:style-name="T8">A</text:span><text:span text:style-name="T2">: </text:span><text:span text:style-name="T1">Create temporary weapon.</text:span></text:p>
      <text:p text:style-name="P3"><text:span text:style-name="T2">Catfall</text:span><text:span text:style-name="T8">A</text:span><text:span text:style-name="T2">: </text:span><text:span text:style-name="T1">Instantly save yourself from a fall. </text:span></text:p>
      <text:p text:style-name="P3"><text:span text:style-name="T2">Chameleon: </text:span><text:span text:style-name="T1">Gain +10 enhancement bonus on Hide checks.</text:span></text:p>
      <text:p text:style-name="P3"><text:span text:style-name="T2">Claws of the Beast</text:span><text:span text:style-name="T8">A</text:span><text:span text:style-name="T2">: </text:span><text:span text:style-name="T1">Your hands become deadly claws.</text:span></text:p>
      <text:p text:style-name="P3"><text:span text:style-name="T2">Compression</text:span><text:span text:style-name="T8">A</text:span><text:span text:style-name="T2">: </text:span><text:span text:style-name="T1">You grow smaller.</text:span></text:p>
      <text:p text:style-name="P3"><text:span text:style-name="T2">Conceal Thoughts: </text:span><text:span text:style-name="T1">You conceal your motives.</text:span></text:p>
      <text:p text:style-name="P3"><text:span text:style-name="T2">Detect Psionics: </text:span><text:span text:style-name="T1">You detect the presence of psionics.</text:span></text:p>
      <text:p text:style-name="P3"><text:span text:style-name="T2">Dissipating Touch</text:span><text:span text:style-name="T8">A</text:span><text:span text:style-name="T2">: </text:span><text:span text:style-name="T1">Touch deals 1d6 damage.</text:span></text:p>
      <text:p text:style-name="P3"><text:span text:style-name="T2">Distract: </text:span><text:span text:style-name="T1">Subject gets –4 on Listen, Search, Sense Motive, and Spot checks.</text:span></text:p>
      <text:p text:style-name="P3"><text:span text:style-name="T2">Elfsight: </text:span><text:span text:style-name="T1">Gain low-light vision, +2 bonus on Search and Spot checks, and notice secret doors.</text:span></text:p>
      <text:p text:style-name="P3"><text:span text:style-name="T2">Empty Mind: </text:span><text:span text:style-name="T1">Gain +2 on Will saves until your next action.</text:span></text:p>
      <text:p text:style-name="P3"><text:span text:style-name="T2">Expansion</text:span><text:span text:style-name="T8">A</text:span><text:span text:style-name="T2">: </text:span><text:span text:style-name="T1">Become one size category larger.</text:span></text:p>
      <text:p text:style-name="P3"><text:span text:style-name="T2">Float</text:span><text:span text:style-name="T8">A</text:span><text:span text:style-name="T2">: </text:span><text:span text:style-name="T1">Buoy yourself in water or other liquid.</text:span></text:p>
      <text:p text:style-name="P3"><text:span text:style-name="T2">Force Screen</text:span><text:span text:style-name="T8">A</text:span><text:span text:style-name="T2">: </text:span><text:span text:style-name="T1">Invisible disc provides +4 shield bonus to AC.</text:span></text:p>
      <text:p text:style-name="P3"><text:span text:style-name="T2">Grip of Iron</text:span><text:span text:style-name="T8">A</text:span><text:span text:style-name="T2">: </text:span><text:span text:style-name="T1">Your iron grip gives +4 bonus on grapple checks.</text:span></text:p>
      <text:p text:style-name="P3"><text:span text:style-name="T2">Hammer</text:span><text:span text:style-name="T8">A</text:span><text:span text:style-name="T2">: </text:span><text:span text:style-name="T1">Melee touch attack deals 1d8/round.</text:span></text:p>
      <text:p text:style-name="P3"><text:soft-page-break/><text:span text:style-name="T2">Inertial Armor</text:span><text:span text:style-name="T8">A</text:span><text:span text:style-name="T2">: </text:span><text:span text:style-name="T1">Tangible field of force provides you with +4 armor bonus to AC.</text:span></text:p>
      <text:p text:style-name="P3"><text:span text:style-name="T2">Metaphysical Claw</text:span><text:span text:style-name="T8">A</text:span><text:span text:style-name="T2">: </text:span><text:span text:style-name="T1">Your natural weapon gains +1 bonus.</text:span></text:p>
      <text:p text:style-name="P3"><text:span text:style-name="T2">Metaphysical Weapon</text:span><text:span text:style-name="T8">A</text:span><text:span text:style-name="T2">: </text:span><text:span text:style-name="T1">Weapon gains +1 bonus.</text:span></text:p>
      <text:p text:style-name="P3"><text:span text:style-name="T2">My Light</text:span><text:span text:style-name="T8">A</text:span><text:span text:style-name="T2">: </text:span><text:span text:style-name="T1">Your eyes emit 20-ft. cone of light.</text:span></text:p>
      <text:p text:style-name="P3"><text:span text:style-name="T2">Precognition, Defensive</text:span><text:span text:style-name="T8">A</text:span><text:span text:style-name="T2">: </text:span><text:span text:style-name="T1">Gain +1 insight bonus to AC and saving throws.</text:span></text:p>
      <text:p text:style-name="P3"><text:span text:style-name="T2">Precognition, Offensive</text:span><text:span text:style-name="T8">A</text:span><text:span text:style-name="T2">: </text:span><text:span text:style-name="T1">Gain +1 insight bonus on your attack rolls.</text:span></text:p>
      <text:p text:style-name="P3"><text:span text:style-name="T2">Prescience, Offensive</text:span><text:span text:style-name="T8">A</text:span><text:span text:style-name="T2">: </text:span><text:span text:style-name="T1">Gain +2 insight bonus on your damage rolls.</text:span></text:p>
      <text:p text:style-name="P3"><text:span text:style-name="T2">Prevenom</text:span><text:span text:style-name="T8">A</text:span><text:span text:style-name="T2">: </text:span><text:span text:style-name="T1">Your claws gain a poison coating.</text:span></text:p>
      <text:p text:style-name="P3"><text:span text:style-name="T2">Prevenom Weapon</text:span><text:span text:style-name="T8">A</text:span><text:span text:style-name="T2">: </text:span><text:span text:style-name="T1">Your weapon is mildly venomous.</text:span></text:p>
      <text:p text:style-name="P3"><text:span text:style-name="T2">Skate: </text:span><text:span text:style-name="T1">Subject slides skillfully along the ground.</text:span></text:p>
      <text:p text:style-name="P3"><text:span text:style-name="T2">Stomp</text:span><text:span text:style-name="T8">A</text:span><text:span text:style-name="T2">: </text:span><text:span text:style-name="T1">Subjects fall prone and take 1d4 nonlethal damage.</text:span></text:p>
      <text:p text:style-name="P3"><text:span text:style-name="T2">Synesthete: </text:span><text:span text:style-name="T1">You receive one kind of sense when another sense is stimulated.</text:span></text:p>
      <text:p text:style-name="P3"><text:span text:style-name="T2">Thicken Skin</text:span><text:span text:style-name="T8">A</text:span><text:span text:style-name="T2">: </text:span><text:span text:style-name="T1">Gain +1 enhancement bonus to your AC for 10 min./level.</text:span></text:p>
      <text:p text:style-name="P3"><text:span text:style-name="T2">Vigor</text:span><text:span text:style-name="T8">A</text:span><text:span text:style-name="T2">: </text:span><text:span text:style-name="T1">Gain 5 temporary hit points.</text:span></text:p>
      <text:h text:style-name="P10" text:outline-level="5"><text:span text:style-name="T7">2ND-LEVEL PSYCHIC WARRIOR POWERS </text:span></text:h>
      <text:p text:style-name="P3"><text:span text:style-name="T2">Animal Affinity</text:span><text:span text:style-name="T8">A</text:span><text:span text:style-name="T2">: </text:span><text:span text:style-name="T1">Gain +4 enhancement to one ability.</text:span></text:p>
      <text:p text:style-name="P3"><text:span text:style-name="T2">Body Adjustment</text:span><text:span text:style-name="T8">A</text:span><text:span text:style-name="T2">: </text:span><text:span text:style-name="T1">Heal 1d12 damage.</text:span></text:p>
      <text:p text:style-name="P3"><text:span text:style-name="T2">Body Equilibrium: </text:span><text:span text:style-name="T1">You can walk on nonsolid surfaces.</text:span></text:p>
      <text:p text:style-name="P3"><text:span text:style-name="T2">Body Purification</text:span><text:span text:style-name="T8">A</text:span><text:span text:style-name="T2">: </text:span><text:span text:style-name="T1">Restore 2 points of ability damage.</text:span></text:p>
      <text:p text:style-name="P3"><text:span text:style-name="T2">Concealing Amorpha: </text:span><text:span text:style-name="T1">Quasi-real membrane grants you concealment.</text:span></text:p>
      <text:p text:style-name="P3"><text:span text:style-name="T2">Darkvision, Psionic: </text:span><text:span text:style-name="T1">See 60 ft. in total darkness.</text:span></text:p>
      <text:p text:style-name="P3"><text:soft-page-break/><text:span text:style-name="T2">Detect Hostile Intent: </text:span><text:span text:style-name="T1">You can detect hostile creatures within 30 ft. of you.</text:span></text:p>
      <text:p text:style-name="P3"><text:span text:style-name="T2">Dimension Swap</text:span><text:span text:style-name="T8">A</text:span><text:span text:style-name="T2">: </text:span><text:span text:style-name="T1">You and an ally switch positions.</text:span></text:p>
      <text:p text:style-name="P3"><text:span text:style-name="T2">Dissolving Touch</text:span><text:span text:style-name="T8">A</text:span><text:span text:style-name="T2">: </text:span><text:span text:style-name="T1">Your touch deals 4d6 acid damage.</text:span></text:p>
      <text:p text:style-name="P3"><text:span text:style-name="T2">Dissolving Weapon</text:span><text:span text:style-name="T8">A</text:span><text:span text:style-name="T2">: </text:span><text:span text:style-name="T1">Your weapon deals 4d6 acid damage.</text:span></text:p>
      <text:p text:style-name="P3"><text:span text:style-name="T2">Empathic Transfer</text:span><text:span text:style-name="T8">A</text:span><text:span text:style-name="T2">: </text:span><text:span text:style-name="T1">Transfer another’s wounds to yourself.</text:span></text:p>
      <text:p text:style-name="P3"><text:span text:style-name="T2">Energy Adaptation, Specified</text:span><text:span text:style-name="T8">A</text:span><text:span text:style-name="T2">: </text:span><text:span text:style-name="T1">Gain resistance 10 to one energy type.</text:span></text:p>
      <text:p text:style-name="P3"><text:span text:style-name="T2">Feat Leech</text:span><text:span text:style-name="T8">A</text:span><text:span text:style-name="T2">: </text:span><text:span text:style-name="T1">Borrow another’s psionic or metapsionic feats.</text:span></text:p>
      <text:p text:style-name="P3"><text:span text:style-name="T2">Hustle: </text:span><text:span text:style-name="T1">Instantly gain a move action.</text:span></text:p>
      <text:p text:style-name="P3"><text:span text:style-name="T2">Levitate, Psionic: </text:span><text:span text:style-name="T1">You move up and down, forward and back, via mental support.</text:span></text:p>
      <text:p text:style-name="P3"><text:span text:style-name="T2">Painful Strike</text:span><text:span text:style-name="T8">A</text:span><text:span text:style-name="T2">: </text:span><text:span text:style-name="T1">Your natural weapons deal an extra 1d6 nonlethal damage.</text:span></text:p>
      <text:p text:style-name="P3"><text:span text:style-name="T2">Prowess: </text:span><text:span text:style-name="T1">Instantly gain another attack of opportunity.</text:span></text:p>
      <text:p text:style-name="P3"><text:span text:style-name="T2">Psionic Scent: </text:span><text:span text:style-name="T1">Gain the scent ability.</text:span></text:p>
      <text:p text:style-name="P3"><text:span text:style-name="T2">Psionic Lion’s Charge</text:span><text:span text:style-name="T8">A</text:span><text:span text:style-name="T2">: </text:span><text:span text:style-name="T1">You can make full attack in same round you charge.</text:span></text:p>
      <text:p text:style-name="P3"><text:span text:style-name="T2">Strength of My Enemy</text:span><text:span text:style-name="T8">A</text:span><text:span text:style-name="T2">: </text:span><text:span text:style-name="T1">Siphon away your enemy’s strength and grow stronger.</text:span></text:p>
      <text:p text:style-name="P3"><text:span text:style-name="T2">Sustenance: </text:span><text:span text:style-name="T1">You can go without food and water for one day.</text:span></text:p>
      <text:p text:style-name="P3"><text:span text:style-name="T2">Thought Shield</text:span><text:span text:style-name="T8">A</text:span><text:span text:style-name="T2">: </text:span><text:span text:style-name="T1">Gain PR 13 against mind-affecting powers.</text:span></text:p>
      <text:p text:style-name="P3"><text:span text:style-name="T2">Wall Walker: </text:span><text:span text:style-name="T1">Grants ability to walk on walls and ceilings.</text:span></text:p>
      <text:h text:style-name="P10" text:outline-level="5"><text:span text:style-name="T7">3RD-LEVEL PSYCHIC WARRIOR POWERS </text:span></text:h>
      <text:p text:style-name="P3"><text:span text:style-name="T2">Claws of the Vampire: </text:span><text:span text:style-name="T1">Heal half of your claw’s base damage. </text:span></text:p>
      <text:p text:style-name="P3"><text:span text:style-name="T2">Concealing Amorpha, Greater: </text:span><text:span text:style-name="T1">Quasi-real membrane grants you total concealment.</text:span></text:p>
      <text:p text:style-name="P3"><text:span text:style-name="T2">Danger Sense: </text:span><text:span text:style-name="T1">Gain +4 bonus against traps.</text:span></text:p>
      <text:p text:style-name="P3"><text:soft-page-break/><text:span text:style-name="T2">Dimension Slide</text:span><text:span text:style-name="T8">A</text:span><text:span text:style-name="T2">: </text:span><text:span text:style-name="T1">Teleports you very short distance.</text:span></text:p>
      <text:p text:style-name="P3"><text:span text:style-name="T2">Duodimensional Claw: </text:span><text:span text:style-name="T1">Increases your natural weapon’s threat range.</text:span></text:p>
      <text:p text:style-name="P3"><text:span text:style-name="T2">Ectoplasmic Form: </text:span><text:span text:style-name="T1">You gain benefits of being insubstantial and can fly slowly.</text:span></text:p>
      <text:p text:style-name="P3"><text:span text:style-name="T2">Empathic Feedback</text:span><text:span text:style-name="T8">A</text:span><text:span text:style-name="T2">: </text:span><text:span text:style-name="T1">When you are hit in melee, your attacker takes damage.</text:span></text:p>
      <text:p text:style-name="P3"><text:span text:style-name="T2">Empathic Transfer, Hostile</text:span><text:span text:style-name="T8">A</text:span><text:span text:style-name="T2">: </text:span><text:span text:style-name="T1">Your touch transfers your hurt to another.</text:span></text:p>
      <text:p text:style-name="P3"><text:span text:style-name="T2">Escape Detection: </text:span><text:span text:style-name="T1">You become difficult to detect with clairsentience powers.</text:span></text:p>
      <text:p text:style-name="P3"><text:span text:style-name="T2">Evade Burst</text:span><text:span text:style-name="T8">A</text:span><text:span text:style-name="T2">: </text:span><text:span text:style-name="T1">You take no damage from a burst on a successful Reflex save.</text:span></text:p>
      <text:p text:style-name="P3"><text:span text:style-name="T2">Exhalation of the Black Dragon</text:span><text:span text:style-name="T8">A</text:span><text:span text:style-name="T2">: </text:span><text:span text:style-name="T1">Your acid breath deals 3d6 damage to a close target.</text:span></text:p>
      <text:p text:style-name="P3"><text:span text:style-name="T2">Graft Weapon: </text:span><text:span text:style-name="T1">Your hand is replaced seamlessly by your weapon.</text:span></text:p>
      <text:p text:style-name="P3"><text:span text:style-name="T2">Keen Edge, Psionic: </text:span><text:span text:style-name="T1">Doubles normal weapon’s threat range.</text:span></text:p>
      <text:p text:style-name="P3"><text:span text:style-name="T2">Mental Barrier</text:span><text:span text:style-name="T8">A</text:span><text:span text:style-name="T2">: </text:span><text:span text:style-name="T1">Gain +4 deflection bonus to AC until your next action.</text:span></text:p>
      <text:p text:style-name="P3"><text:span text:style-name="T2">Ubiquitous Vision: </text:span><text:span text:style-name="T1">You have all-around vision. </text:span></text:p>
      <text:p text:style-name="P3"><text:span text:style-name="T2">Vampiric Blade: </text:span><text:span text:style-name="T1">You heal half of your base weapon damage.</text:span></text:p>
      <text:h text:style-name="P10" text:outline-level="5"><text:span text:style-name="T7">4TH-LEVEL PSYCHIC WARRIOR POWERS </text:span></text:h>
      <text:p text:style-name="P3"><text:span text:style-name="T2">Claw of Energy: </text:span><text:span text:style-name="T1">Your claws deal additional energy damage.</text:span></text:p>
      <text:p text:style-name="P3"><text:span text:style-name="T2">Dimension Door, Psionic: </text:span><text:span text:style-name="T1">Teleports you short distance. </text:span></text:p>
      <text:p text:style-name="P3"><text:span text:style-name="T2">Energy Adaptation</text:span><text:span text:style-name="T8">A</text:span><text:span text:style-name="T2">: </text:span><text:span text:style-name="T1">Your body converts energy to harmless light.</text:span></text:p>
      <text:p text:style-name="P3"><text:span text:style-name="T2">Freedom of Movement, Psionic: </text:span><text:span text:style-name="T1">You cannot be held or otherwise rendered immobile.</text:span></text:p>
      <text:p text:style-name="P3"><text:span text:style-name="T2">Immovability: </text:span><text:span text:style-name="T1">You are almost impossible to move and gain DR 15/–.</text:span></text:p>
      <text:p text:style-name="P3"><text:span text:style-name="T2">Inertial Barrier: </text:span><text:span text:style-name="T1">Gain DR 5/–.</text:span></text:p>
      <text:p text:style-name="P3"><text:span text:style-name="T2">Psychic Vampire. Touch attack drains 2 power points/level from foe. </text:span></text:p>
      <text:p text:style-name="P3"><text:soft-page-break/><text:span text:style-name="T2">Steadfast Perception: </text:span><text:span text:style-name="T1">Gain immunity to illusory effects, +6 bonus on Spot and Search checks.</text:span></text:p>
      <text:p text:style-name="P3"><text:span text:style-name="T2">Truevenom: </text:span><text:span text:style-name="T1">Your natural weapons are covered in horrible poison.</text:span></text:p>
      <text:p text:style-name="P3"><text:span text:style-name="T2">Truevenom Weapon: </text:span><text:span text:style-name="T1">Your weapon is horribly poisonous. </text:span></text:p>
      <text:p text:style-name="P3"><text:span text:style-name="T2">Weapon of Energy: </text:span><text:span text:style-name="T1">Weapon deals additional energy damage.</text:span></text:p>
      <text:h text:style-name="P10" text:outline-level="5"><text:span text:style-name="T7">5TH-LEVEL PSYCHIC WARRIOR POWERS </text:span></text:h>
      <text:p text:style-name="P3"><text:span text:style-name="T2">Adapt Body: </text:span><text:span text:style-name="T1">Your body automatically adapts to hostile environments.</text:span></text:p>
      <text:p text:style-name="P3"><text:span text:style-name="T2">Catapsi</text:span><text:span text:style-name="T8">A</text:span><text:span text:style-name="T2">: </text:span><text:span text:style-name="T1">Psychic static inhibits power manifestation.</text:span></text:p>
      <text:p text:style-name="P3"><text:span text:style-name="T2">Metaconcert</text:span><text:span text:style-name="T8">A</text:span><text:span text:style-name="T2">: </text:span><text:span text:style-name="T1">Mental concert of two or more increases the total power of the participants.</text:span></text:p>
      <text:p text:style-name="P3"><text:span text:style-name="T2">Oak Body</text:span><text:span text:style-name="T8">A</text:span><text:span text:style-name="T2">: </text:span><text:span text:style-name="T1">Your body becomes as hard as oak.</text:span></text:p>
      <text:p text:style-name="P3"><text:span text:style-name="T2">Psychofeedback: </text:span><text:span text:style-name="T1">Boost Str, Dex, or Con at the expense of one or more other scores.</text:span></text:p>
      <text:h text:style-name="P10" text:outline-level="5"><text:span text:style-name="T7">6TH-LEVEL PSYCHIC WARRIOR POWERS</text:span></text:h>
      <text:p text:style-name="P3"><text:span text:style-name="T2">Breath of the Black Dragon</text:span><text:span text:style-name="T8">A</text:span><text:span text:style-name="T2">:</text:span><text:span text:style-name="T1"> Breathe acid for 11d6 damage.</text:span></text:p>
      <text:p text:style-name="P3"><text:span text:style-name="T2">Dispelling Buffer:</text:span><text:span text:style-name="T1"> You are buffered from one </text:span><text:span text:style-name="T3">dispel psionics </text:span><text:span text:style-name="T1">effect.</text:span></text:p>
      <text:p text:style-name="P3"><text:span text:style-name="T2">Form of Doom</text:span><text:span text:style-name="T8">A</text:span><text:span text:style-name="T2">:</text:span><text:span text:style-name="T1"> You transform into a frightening tentacled beast.</text:span></text:p>
      <text:p text:style-name="P3"><text:span text:style-name="T2">Mind Blank, Personal:</text:span><text:span text:style-name="T1"> You are immune to scrying and mental effects.</text:span></text:p>
      <text:p text:style-name="P3"><text:span text:style-name="T2">Suspend Life:</text:span><text:span text:style-name="T1"> Put yourself into a state akin to suspended animatio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6" style:display-name="Heading 6" style:family="paragraph" style:parent-style-name="Standard" style:default-outline-level="" style:class="text">
      <style:paragraph-properties fo:margin-left="0.2165in" fo:margin-right="0in" fo:text-align="start" style:justify-single-word="false" fo:orphans="2" fo:widows="2" fo:text-indent="-0.2165in" style:auto-text-indent="false" fo:keep-with-next="always"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is material is Open Game Content, and is licensed for public use under the terms of the Open Game License v1</dc:title>
    <meta:initial-creator>asmith</meta:initial-creator>
    <meta:creation-date>2004-04-07T11:07:00</meta:creation-date>
    <dc:date>2004-04-15T13:33:00</dc:date>
    <meta:editing-cycles>3</meta:editing-cycles>
    <meta:editing-duration>P0D</meta:editing-duration>
    <meta:document-statistic meta:table-count="0" meta:image-count="0" meta:object-count="0" meta:page-count="19" meta:paragraph-count="384" meta:word-count="3856" meta:character-count="24991" meta:non-whitespace-character-count="21491"/>
    <meta:generator>LibreOffice/5.4.6.2$Linux_X86_64 LibreOffice_project/40m0$Build-2</meta:generator>
    <meta:user-defined meta:name="Company">Wizards of the Coast</meta:user-defined>
    <meta:user-defined meta:name="Operator">asmith</meta:user-defined>
  </office:meta>
</office:document-meta>
</file>